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PT Sans" svg:font-family="'PT Sans', arial, verdana, sans"/>
    <style:font-face style:name="arial" svg:font-family="arial,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7.013cm" fo:margin-left="0cm" fo:margin-right="-0.012cm" table:align="margins"/>
    </style:style>
    <style:style style:name="Tabelle1.A" style:family="table-column">
      <style:table-column-properties style:column-width="5.666cm" style:rel-column-width="21824*"/>
    </style:style>
    <style:style style:name="Tabelle1.B" style:family="table-column">
      <style:table-column-properties style:column-width="5.685cm" style:rel-column-width="21899*"/>
    </style:style>
    <style:style style:name="Tabelle1.C" style:family="table-column">
      <style:table-column-properties style:column-width="5.662cm" style:rel-column-width="21812*"/>
    </style:style>
    <style:style style:name="Tabelle1.A1" style:family="table-cell">
      <style:table-cell-properties fo:padding="0.097cm" fo:border-left="0.002cm solid #000000" fo:border-right="none" fo:border-top="0.002cm solid #000000" fo:border-bottom="0.002cm solid #000000"/>
    </style:style>
    <style:style style:name="Tabelle1.C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C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size="16pt" style:text-underline-style="solid" style:text-underline-width="auto" style:text-underline-color="font-color" fo:font-weight="bold" style:font-size-asian="16pt" style:font-weight-asian="bold" style:font-size-complex="16pt" style:font-weight-complex="bold"/>
    </style:style>
    <style:style style:name="P2" style:family="paragraph" style:parent-style-name="Table_20_Contents">
      <style:text-properties fo:font-size="16pt" style:font-size-asian="16pt" style:font-size-complex="16pt"/>
    </style:style>
    <style:style style:name="P3" style:family="paragraph" style:parent-style-name="Table_20_Contents">
      <style:text-properties fo:font-size="16pt" fo:font-weight="bold" style:font-size-asian="16pt" style:font-weight-asian="bold" style:font-size-complex="16pt" style:font-weight-complex="bold"/>
    </style:style>
    <style:style style:name="P4" style:family="paragraph" style:parent-style-name="Table_20_Contents">
      <style:text-properties fo:font-size="14pt" fo:font-weight="bold" style:font-size-asian="14pt" style:font-weight-asian="bold" style:font-size-complex="14pt" style:font-weight-complex="bold"/>
    </style:style>
    <style:style style:name="P5" style:family="paragraph" style:parent-style-name="Table_20_Contents">
      <style:text-properties fo:font-size="12pt" style:font-size-asian="12pt" style:font-size-complex="12pt"/>
    </style:style>
    <style:style style:name="P6" style:family="paragraph" style:parent-style-name="Table_20_Contents">
      <style:text-properties fo:font-size="12pt" fo:font-weight="bold" style:font-size-asian="12pt" style:font-weight-asian="bold" style:font-size-complex="12pt" style:font-weight-complex="bold"/>
    </style:style>
    <style:style style:name="P7" style:family="paragraph" style:parent-style-name="Table_20_Contents">
      <style:text-properties fo:font-size="12pt" style:text-underline-style="solid" style:text-underline-width="auto" style:text-underline-color="font-color" style:font-size-asian="12pt" style:font-size-complex="12pt"/>
    </style:style>
    <style:style style:name="P8" style:family="paragraph" style:parent-style-name="Table_20_Contents">
      <style:text-properties fo:font-variant="normal" fo:text-transform="none" fo:color="#0000cc" style:font-name="Times New Roman" fo:font-size="12pt" fo:letter-spacing="normal" fo:font-style="normal" fo:font-weight="normal" style:font-size-asian="12pt" style:font-size-complex="12pt"/>
    </style:style>
    <style:style style:name="P9" style:family="paragraph" style:parent-style-name="Table_20_Contents">
      <style:text-properties fo:color="#0000ff" fo:font-size="12pt" style:font-size-asian="12pt" style:font-size-complex="12pt"/>
    </style:style>
    <style:style style:name="P10" style:family="paragraph" style:parent-style-name="Table_20_Contents">
      <style:text-properties fo:color="#0000cc"/>
    </style:style>
    <style:style style:name="P11" style:family="paragraph" style:parent-style-name="Table_20_Contents">
      <style:text-properties fo:color="#0000cc" fo:font-size="12pt" style:font-size-asian="12pt" style:font-size-complex="12pt"/>
    </style:style>
    <style:style style:name="P12" style:family="paragraph" style:parent-style-name="Table_20_Contents">
      <style:paragraph-properties fo:text-align="start" style:justify-single-word="false"/>
      <style:text-properties fo:color="#0000cc" style:font-name="Times New Roman" fo:font-size="12pt" style:font-size-asian="10.5pt" style:font-size-complex="12pt"/>
    </style:style>
    <style:style style:name="P13" style:family="paragraph" style:parent-style-name="Table_20_Contents">
      <style:paragraph-properties fo:text-align="start" style:justify-single-word="false"/>
      <style:text-properties style:font-name="Times New Roman" fo:font-size="12pt" style:font-size-asian="10.5pt" style:font-size-complex="12pt"/>
    </style:style>
    <style:style style:name="P14" style:family="paragraph" style:parent-style-name="Table_20_Contents">
      <style:text-properties fo:color="#000000" fo:font-size="12pt" style:font-size-asian="12pt" style:font-size-complex="12pt"/>
    </style:style>
    <style:style style:name="P15" style:family="paragraph" style:parent-style-name="Table_20_Contents">
      <style:paragraph-properties fo:text-align="start" style:justify-single-word="false"/>
      <style:text-properties fo:color="#000000" style:font-name="Times New Roman" fo:font-size="12pt" style:font-size-asian="10.5pt" style:font-size-complex="12pt"/>
    </style:style>
    <style:style style:name="P16" style:family="paragraph" style:parent-style-name="Table_20_Contents">
      <style:text-properties fo:color="#000099" fo:font-size="12pt" style:font-size-asian="12pt" style:font-size-complex="12pt"/>
    </style:style>
    <style:style style:name="P17" style:family="paragraph" style:parent-style-name="Table_20_Contents">
      <style:paragraph-properties fo:text-align="start" style:justify-single-word="false"/>
      <style:text-properties fo:color="#000099" style:font-name="Times New Roman" fo:font-size="12pt" style:font-size-asian="10.5pt" style:font-size-complex="12pt"/>
    </style:style>
    <style:style style:name="T1" style:family="text">
      <style:text-properties fo:font-size="12pt" style:font-size-asian="12pt" style:font-size-complex="12pt"/>
    </style:style>
    <style:style style:name="T2" style:family="text">
      <style:text-properties fo:font-variant="normal" fo:text-transform="none" fo:color="#222222" style:font-name="Times New Roman" fo:font-size="12pt" fo:letter-spacing="normal" style:font-size-asian="12pt" style:font-size-complex="12pt"/>
    </style:style>
    <style:style style:name="T3" style:family="text">
      <style:text-properties fo:font-variant="normal" fo:text-transform="none" fo:color="#222222" style:font-name="Times New Roman" fo:font-size="12pt" fo:letter-spacing="normal" fo:font-style="normal" fo:font-weight="normal" style:font-size-asian="12pt" style:font-size-complex="12pt"/>
    </style:style>
    <style:style style:name="T4" style:family="text">
      <style:text-properties fo:font-variant="normal" fo:text-transform="none" fo:color="#222222" style:font-name="Times New Roman" fo:font-size="12pt" fo:letter-spacing="normal" fo:font-style="normal" fo:font-weight="normal"/>
    </style:style>
    <style:style style:name="T5" style:family="text">
      <style:text-properties fo:font-variant="normal" fo:text-transform="none" fo:color="#000000" style:font-name="Times New Roman" fo:font-size="12pt" fo:letter-spacing="normal" fo:font-style="normal" fo:font-weight="normal" style:font-size-asian="12pt" style:font-size-complex="12pt"/>
    </style:style>
    <style:style style:name="T6" style:family="text">
      <style:text-properties fo:color="#0000cc"/>
    </style:style>
    <style:style style:name="T7" style:family="text">
      <style:text-properties style:text-underline-style="solid" style:text-underline-width="auto" style:text-underline-color="font-color"/>
    </style:style>
    <style:style style:name="T8" style:family="text">
      <style:text-properties style:font-name="Times New Roman" fo:font-size="12pt" style:font-size-asian="10.5pt" style:font-size-complex="12pt"/>
    </style:style>
    <style:style style:name="T9" style:family="text">
      <style:text-properties style:font-name="Times New Roman" style:font-size-asian="10.5pt"/>
    </style:style>
    <style:style style:name="T10" style:family="text">
      <style:text-properties fo:color="#000099"/>
    </style:style>
    <style:style style:name="T11" style:family="text">
      <style:text-properties fo:color="#000000" style:font-name="Times New Roman" fo:font-size="12pt" style:font-size-asian="12pt" style:font-size-complex="12pt"/>
    </style:style>
    <style:style style:name="T12" style:family="text">
      <style:text-properties fo:color="#0000f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Zwei Standortalternativen <text:s text:c="75"/></text:p>
      <text:p text:style-name="P1"/>
      <table:table table:name="Tabelle1" table:style-name="Tabelle1">
        <table:table-column table:style-name="Tabelle1.A"/>
        <table:table-column table:style-name="Tabelle1.B"/>
        <table:table-column table:style-name="Tabelle1.C"/>
        <table:table-row>
          <table:table-cell table:style-name="Tabelle1.A1" office:value-type="string">
            <text:p text:style-name="P2"/>
          </table:table-cell>
          <table:table-cell table:style-name="Tabelle1.A1" office:value-type="string">
            <text:p text:style-name="P4">Potsdam</text:p>
          </table:table-cell>
          <table:table-cell table:style-name="Tabelle1.C1" office:value-type="string">
            <text:p text:style-name="P3">Berlin</text:p>
          </table:table-cell>
        </table:table-row>
        <table:table-row>
          <table:table-cell table:style-name="Tabelle1.A2" office:value-type="string">
            <text:p text:style-name="P6">Grundstückspreis/ Mietpreis</text:p>
          </table:table-cell>
          <table:table-cell table:style-name="Tabelle1.A2" office:value-type="string">
            <text:p text:style-name="Table_20_Contents"><text:span text:style-name="T1">Grundstück – und Mietpreise sind unterschiedlich hoch aber sehr preiswert. Für eine 30m2 große Immobilie zahlt man in Potsdam ca </text:span><text:span text:style-name="T4">3.261,18 €.</text:span></text:p>
            <text:p text:style-name="P7">Zum Beispiel Mietpreis:</text:p>
            <text:p text:style-name="P5">Büro und eine Halle von der Gesamtfläche 1.190 m²</text:p>
            <text:p text:style-name="P5">4 € pro m²</text:p>
            <text:p text:style-name="P11">(www.immonet.de/angebot/36291449)</text:p>
          </table:table-cell>
          <table:table-cell table:style-name="Tabelle1.C2" office:value-type="string">
            <text:p text:style-name="Table_20_Contents"><text:span text:style-name="T1">Die Grundstück – und Mietpreise sind vor allem im Zentrum von Berlin sehr teuer. Für eine 30m2 große Immobilie zahlt man ca </text:span><text:span text:style-name="T5">5.363,60 €.</text:span><text:span text:style-name="T11"> </text:span></text:p>
            <text:p text:style-name="P7">Zum Beispiel Mietpreis:</text:p>
            <text:p text:style-name="P5">Moderne Bürofläche mit Gesamtfläche von 1.382 m²</text:p>
            <text:p text:style-name="P5">15 € pro m²</text:p>
            <text:p text:style-name="P11">(www.immonet.de/angebot/36325468)</text:p>
          </table:table-cell>
        </table:table-row>
        <table:table-row>
          <table:table-cell table:style-name="Tabelle1.A2" office:value-type="string">
            <text:p text:style-name="P6">Energiekosten</text:p>
          </table:table-cell>
          <table:table-cell table:style-name="Tabelle1.A2" office:value-type="string">
            <text:p text:style-name="P5">Im Durchschnitt betragen die Energiekosten in Deutschland 30 Cent pro kWh(Kilowatt die Stunde). Die Energiekosten,also Energie und Wasser, betragen in Potsdam etwa 900 € und </text:p>
            <text:p text:style-name="P5">1.500 €. <text:span text:style-name="T9">Heizkosten ca. 5000€ ( 4 Personen, 90 m² = 684€ )</text:span></text:p>
            <text:p text:style-name="P11">(www.stromauskunft.de/stromrechner-ergebnisse/)</text:p>
          </table:table-cell>
          <table:table-cell table:style-name="Tabelle1.C2" office:value-type="string">
            <text:p text:style-name="Table_20_Contents">In Berlin betragen die Energiekosten ca. zwischen </text:p>
            <text:p text:style-name="Table_20_Contents">900 € und 1.500 €. <text:span text:style-name="T8">Heizkosten ca. 25,31€ pro m².</text:span></text:p>
            <text:p text:style-name="Table_20_Contents">In Deutschland betragen im Durchschnitt die Energiekosten ca. 30 Cent pro kWh.</text:p>
            <text:p text:style-name="P10">(www.stromauskunft.de/strompreise/was-kostet-strom/)</text:p>
          </table:table-cell>
        </table:table-row>
        <table:table-row>
          <table:table-cell table:style-name="Tabelle1.A2" office:value-type="string">
            <text:p text:style-name="P6">Lohnkosten</text:p>
          </table:table-cell>
          <table:table-cell table:style-name="Tabelle1.A2" office:value-type="string">
            <text:p text:style-name="P13">Min.: 1.997€ -</text:p>
            <text:p text:style-name="P13">Max.: 4.342€ </text:p>
            <text:p text:style-name="P13">Durchschnittlich: 2.700€</text:p>
            <text:p text:style-name="P13">(Ein Grund warum Potsdam im Vergleich zu anderen Städten / Bundesländern nicht so viel verdient, liegt immer noch an der DDR Zeit, da Potsdam im Osten liegt.) </text:p>
            <text:p text:style-name="P12">(www.statistik-berlin-brandenburg.de/regionalstatistiken/r-gesamt_neu.asp?Ptyp=410&amp;Sageb=8200&amp;creg=BBB&amp;anzwer=6)</text:p>
          </table:table-cell>
          <table:table-cell table:style-name="Tabelle1.C2" office:value-type="string">
            <text:p text:style-name="P13">Min.: 2.149€ -</text:p>
            <text:p text:style-name="P13">Max.: 4.847€</text:p>
            <text:p text:style-name="P13">Durchschnittlich: 3.080€</text:p>
            <text:p text:style-name="P13">z.B. Büroangestellter: 1.693€ - 3.253€</text:p>
            <text:p text:style-name="P12">(www.statistik-berlin-brandenburg.de/regionalstatistiken/r-gesamt_neu.asp?Ptyp=410&amp;Sageb=8200&amp;creg=BBB&amp;anzwer=6)</text:p>
          </table:table-cell>
        </table:table-row>
        <table:table-row>
          <table:table-cell table:style-name="Tabelle1.A2" office:value-type="string">
            <text:p text:style-name="P6">Rohstoffkosten</text:p>
          </table:table-cell>
          <table:table-cell table:style-name="Tabelle1.A2" office:value-type="string">
            <text:p text:style-name="P13">Rohstoffe, wie Kunststoff, kann man überall in Deutschland erwerben. Der Preis für Kunststoff liegt etwa zwischen bei 0,30 € und 1,00 €. </text:p>
            <text:p text:style-name="P12">(plasticker.de/recybase/Kunststoff_Feinmahlgut_UF_rb208371)</text:p>
            <text:p text:style-name="P15">Eisen/ Eisenerz sind weltweit an 120 Fundorten nachgewiesen. Pro 1000 kg Eisen bezahlt man ca. 120.00 €. <text:soft-page-break/><text:span text:style-name="T10">(de.m.wikipedia.org/wiki/Eisen)</text:span>In Europa (am häufigsten in Russland und Polen) befinden sich die größten Kupferlagerstätten.</text:p>
            <text:p text:style-name="P17">(copperalliance.de)</text:p>
          </table:table-cell>
          <table:table-cell table:style-name="Tabelle1.C2" office:value-type="string">
            <text:p text:style-name="P13">Rohstoffe, wie Kunststoff, kann man überall in Deutschland erwerben. Der Preis für Kunststoff liegt etwa zwischen bei 0,30 € und 1,00 €. </text:p>
            <text:p text:style-name="P12">(plasticker.de/recybase/Kunststoff_Feinmahlgut_UF_rb208371)</text:p>
            <text:p text:style-name="P15">Eisen/ Eisenerz sind weltweit an 120 Fundorten nachgewiesen. Pro 1000 kg <text:soft-page-break/>Eisen bezahlt man ca. 120.00 €. <text:span text:style-name="T10">(de.m.wikipedia.org/wiki/Eisen</text:span><text:span text:style-name="T10">)</text:span>In Europa (am häufigsten in Russland und Polen) befinden sich die größten Kupferlagerstätten.</text:p>
            <text:p text:style-name="P17">(copperalliance.de)</text:p>
          </table:table-cell>
        </table:table-row>
        <table:table-row>
          <table:table-cell table:style-name="Tabelle1.A2" office:value-type="string">
            <text:p text:style-name="P6">Transportkosten</text:p>
          </table:table-cell>
          <table:table-cell table:style-name="Tabelle1.A2" office:value-type="string">
            <text:p text:style-name="P5"><text:span text:style-name="T7">Die Transportkosten lassen sich in mehrere Bestandteile eingeteilt:</text:span> </text:p>
            <text:p text:style-name="P5">- Personalkosten (Kosten für <text:s text:c="2"/>den Einsatz von Arbeitnehmer im Produktionsprozess)</text:p>
            <text:p text:style-name="P5">- Versicherungsprämien (eine Geldsumme, die als Gegenleistung für den Versicherungsschutz bezahlt wird)</text:p>
            <text:p text:style-name="P5">- Wartungs- und Instandhaltungskosten</text:p>
            <text:p text:style-name="P5">- Transitkosten (Kosten für den Transport von Güter)</text:p>
            <text:p text:style-name="P5">- Mautgebühren ( eine Gebühr für die Nutzung von Verkehrsbauwerken)</text:p>
            <text:p text:style-name="P5">- Zinsaufwand</text:p>
            <text:p text:style-name="P5">- anteilige Raum- und Verwaltungskosten</text:p>
            <text:p text:style-name="P5">- Importkosten (für den Transport von Rohstoffen aus dem Ausland)</text:p>
            <text:p text:style-name="P11">(de.wikipedia.org/wiki/Transportkosten)</text:p>
            <text:p text:style-name="P11">(wirtschaftslexikon.gabler.de/definition/transportkosten-49644)</text:p>
          </table:table-cell>
          <table:table-cell table:style-name="Tabelle1.C2" office:value-type="string">
            <text:p text:style-name="P5"><text:span text:style-name="T7">Die Transportkosten lassen sich in mehrere Bestandteile eingeteilt:</text:span> </text:p>
            <text:p text:style-name="P5">- Personalkosten (Kosten für <text:s text:c="2"/>den Einsatz von Arbeitnehmer im Produktionsprozess)</text:p>
            <text:p text:style-name="P5">- Versicherungsprämien (eine Geldsumme, die als Gegenleistung für den Versicherungsschutz bezahlt wird)</text:p>
            <text:p text:style-name="P5">- Wartungs- und Instandhaltungskosten</text:p>
            <text:p text:style-name="P5">- Transitkosten (Kosten für den Transport von Güter)</text:p>
            <text:p text:style-name="P5">- Mautgebühren ( eine Gebühr für die Nutzung von Verkehrsbauwerken)</text:p>
            <text:p text:style-name="P5">- Zinsaufwand</text:p>
            <text:p text:style-name="P5">- anteilige Raum- und Verwaltungskosten</text:p>
            <text:p text:style-name="P5">- Importkosten (für den Transport von Rohstoffen aus dem Ausland)</text:p>
            <text:p text:style-name="P11">(de.wikipedia.org/wiki/Transportkosten)</text:p>
            <text:p text:style-name="P11">(wirtschaftslexikon.gabler.de/definition/transportkosten-49644)</text:p>
          </table:table-cell>
        </table:table-row>
        <table:table-row>
          <table:table-cell table:style-name="Tabelle1.A2" office:value-type="string">
            <text:p text:style-name="P6">Steuerhöhe</text:p>
          </table:table-cell>
          <table:table-cell table:style-name="Tabelle1.A2" office:value-type="string">
            <text:p text:style-name="P5">In Deutschland gibt es viele verschiedene Steuern, die über unterschiedliche Steuertarife verfügen. Es gibt die Umsatz- steuer, Einkommens- steuer, Gewerbesteuer, Körperschafts-</text:p>
            <text:p text:style-name="P5">steuer und Erbschaftssteuer, Der Prozentsatz eine steuer-</text:p>
            <text:p text:style-name="P5">pflichtigen Betrages, der als Steuer zu entrichten ist, wird Steuersatz genannt. Der Eingangssteuer liegt in Deutschland bei 14 % die bis 42 % erhöht werden kann. Zwischen den Steuersatz 0 % und dem Spitzen- Steuersatz in <text:soft-page-break/>Höhe von 45 % wird der Steuersatz prozentual zum Einkommen erhoben. In Potsdam liegt seit 2005 diese Eingangssteuer bei 15,0 % und bei der Spitzen- Steuersatz bei 42,0 % . Der Steuersatz variiert je nach Bundesland unterschiedlich.</text:p>
            <text:p text:style-name="P5"><text:span text:style-name="T6">(</text:span><text:a xlink:type="simple" xlink:href="http://www.steuerklasse.com/steuern/steuersatz/" text:style-name="Internet_20_link" text:visited-style-name="Visited_20_Internet_20_Link">www.steuerklasse.com/steuern/steuersatz/</text:a><text:span text:style-name="T6">)</text:span></text:p>
            <text:p text:style-name="P11">(www.ihkpotsdam.de/produktmarken/Unternehmer/Steuern/Einkommenssteuer/3320888)</text:p>
          </table:table-cell>
          <table:table-cell table:style-name="Tabelle1.C2" office:value-type="string">
            <text:p text:style-name="P5">Da die auf der rechten Seite genannten Informationen zählen für ganz Deutschland daher natürlich auch für Berlin.</text:p>
            <text:p text:style-name="P14">Der Normal- Steuersatz beträgt 19 %.</text:p>
            <text:p text:style-name="P5"><text:span text:style-name="T6">(</text:span><text:a xlink:type="simple" xlink:href="http://www.steuerklasse.com/steuern/steuersatz/" text:style-name="Internet_20_link" text:visited-style-name="Visited_20_Internet_20_Link">www.steuerklasse.com/steuern/steuersatz/</text:a><text:span text:style-name="T6">)</text:span></text:p>
            <text:p text:style-name="P11">(www.ihk-potsdam.de/produktmarken/Unternehmer/Steuern/Einkommenssteuer/3320888)</text:p>
          </table:table-cell>
        </table:table-row>
        <table:table-row>
          <table:table-cell table:style-name="Tabelle1.A2" office:value-type="string">
            <text:p text:style-name="P6">Vorhandene Infrastruktur</text:p>
          </table:table-cell>
          <table:table-cell table:style-name="Tabelle1.A2" office:value-type="string">
            <text:p text:style-name="P5">Der Transport kann gut über die nahe gelegenen Autobahnen über KFZ (Auto,LKW, etc) erfolgen. Auch der Transport über Wasser lässt sich gut einbinden. Die Havel-Oder-Wasserstraße ist eine schiffbare Verbindung zwischen Potsdam und der deutsch-polnische Grenze. Die Havel durchfließt Berlin und Sachsen-Anhalt und zum Schluss mündet die Fluss in der Nordsee.</text:p>
            <text:p text:style-name="P11">(www.google.de/maps/Potsdam/@52.3846481,13.4z/data)</text:p>
          </table:table-cell>
          <table:table-cell table:style-name="Tabelle1.C2" office:value-type="string">
            <text:p text:style-name="P5">In Berlin gibt es viele Transportwege, wie per Schiff z.B. durch den Fluss Havel. Der Schienenverkehr biete auch eine gute Möglichkeit für den Transport Europaweit. Weltweiten Erfolg kann Berlin durch den Luftverkehr bieten.</text:p>
            <text:p text:style-name="P11">(www.google.de/maps/Berlin)</text:p>
          </table:table-cell>
        </table:table-row>
        <table:table-row>
          <table:table-cell table:style-name="Tabelle1.A2" office:value-type="string">
            <text:p text:style-name="P6">„Image“ des Standortes</text:p>
          </table:table-cell>
          <table:table-cell table:style-name="Tabelle1.A2" office:value-type="string">
            <text:p text:style-name="P5">Potsdam ist bekannt für sein historisches Vermächtnis als ehemalige Residenzstadt der Könige von Preußen. Ende des 19. Jahrhunderts entwickelt sie sich zu einem Wissenschaftszentrum. Heute gibt es in der Stadt drei Hochschulen und mehr als 30 Forschungsinstitute. Das in Potsdam gegründete Filmstudio Babelsberg zählt zu den modernsten Zentren für Film- und Fernsehproduktionen in ganz Europa. <text:span text:style-name="T6">( de.wikipedia.org/wiki/Pots- dam)</text:span></text:p>
          </table:table-cell>
          <table:table-cell table:style-name="Tabelle1.C2" office:value-type="string">
            <text:p text:style-name="Table_20_Contents"><text:span text:style-name="T1">Berlin ist ein Bundesland und die Bundeshauptstadt von Deutschland. Die wichtigsten Wirtschaftszweigen gehören der Tourismus, die Kreativ- und Kulturwirtschaft, die Biotechnologie, die Gesundheitswirtschaft und </text:span><text:span text:style-name="T2">Immobilienwirtschaft. </text:span><text:span text:style-name="T3">Berlin zählt zu den aufstrebenden, internationalen Zentren für innovative Unternehmens- gründer. Berlin gilt als Weltstadt für Kultur, Medien, Politik und Wissenschaft.</text:span></text:p>
            <text:p text:style-name="P8">(de.wikipedia.org/wiki/Berlin)</text:p>
          </table:table-cell>
        </table:table-row>
        <table:table-row>
          <table:table-cell table:style-name="Tabelle1.A2" office:value-type="string">
            <text:p text:style-name="P6">Umweltauflagen</text:p>
          </table:table-cell>
          <table:table-cell table:style-name="Tabelle1.A2" office:value-type="string">
            <text:p text:style-name="P5">In der Umgebung der Waldstadt/ Potsdam - Süd und Berlin liegt ein mittelalterlicher Kiefern - Eichen Wald, der unter dem Schutz der AG für <text:soft-page-break/>Umweltschutz und Stadtökologie liegt.(Vorstand der Waldstadt ist Dieter Reichelt) Der Gebrauch von bestimmten Stoffen, wie Öl und Lack, ist an diesem Standort nicht erlaubt. Insgesamt versucht Deutschland und somit auch Berlin und Potsdam ein besseren Abschnitt im Bereich Umwelt zu bekommen, um auch den Klimawandel so gut es geht aufzuhalten. </text:p>
            <text:p text:style-name="P11">(www.potsdam.de/sites/default/files/documents/Checklist%20Standortfaktoren.pdf)</text:p>
          </table:table-cell>
          <table:table-cell table:style-name="Tabelle1.C2" office:value-type="string">
            <text:p text:style-name="P5">In der Umgebung der Waldstadt/ Potsdam - Süd und Berlin liegt ein mittelalterlicher Kiefern - Eichen Wald, der unter dem Schutz der AG für <text:soft-page-break/>Umweltschutz und Stadtökologie liegt.(Vorstand der Waldstadt ist Dieter Reichelt) Der Gebrauch von bestimmten Stoffen, wie Öl und Lack, ist an diesem Standort nicht erlaubt. Insgesamt versucht Deutschland und somit auch Berlin und Potsdam ein besseren Abschnitt im Bereich Umwelt zu bekommen, um auch den Klimawandel so gut es geht aufzuhalten. </text:p>
            <text:p text:style-name="P11">(www.potsdam.de/sites/default/files/documents/Checklist%20Standortfaktoren.pdf)</text:p>
          </table:table-cell>
        </table:table-row>
        <table:table-row>
          <table:table-cell table:style-name="Tabelle1.A2" office:value-type="string">
            <text:p text:style-name="P6">Staatliche Einflussmaßnahmen</text:p>
          </table:table-cell>
          <table:table-cell table:style-name="Tabelle1.A2" office:value-type="string">
            <text:p text:style-name="P5">Grundlegend versucht der Staat nur einen fairen und freien Markt zu ermöglichen, basierend auf der Sozialen Marktwirtschaft. Viele Begrenzungen an Unternehmen <text:s/>werden durch das Bundeskartellamt gesteuert. Das Bundeskartellamt sorgt dafür, dass kein Unternehmen einen unfairen Vorteil auf dem Markt bekommt. Außerdem wird durch Verbote verhindert, dass eine vertikale Preisbildung entsteht, d.h. Die Hersteller eines Produktes dürfen den Einzelhändlern nicht vorweisen zu welchen Preis das Produkt verkauft werden soll. Weiterhin sind Absprachen zwischen Unternehmen, die den Preis eines Produktes bestimmen, verboten. Auch bei jeder „Fusion“ von zwei Unternehmen überprüft das Bundeskartellamt ob durch diese „Fusion“ eine marktbeherrschende Stellung gebildet wird. Das Bundeskartellamt verhindert durch diese Überprüfung die Bildung vom Monopolarisierung und die Bildung von Vorteilen am Freien Markt. Auch durch <text:soft-page-break/>Steuern können Unternehmen beeinflusst werden. Zum Beispiel wird die Umweltfreundlichkeit von Unternehmen dadurch beeinflusst, dass es Abgassteuern und Umweltsteuern gibt. </text:p>
            <text:p text:style-name="P5">(<text:a xlink:type="simple" xlink:href="http://www.wirtschaftsfrage.de/welche-einflussmoeglichkeiten-hat-der-staat-in-der-sozialen-marktwirtschaft/" text:style-name="Internet_20_link" text:visited-style-name="Visited_20_Internet_20_Link">www.wirtschaftsfrage.de/welche-einflussmoeglichkeiten-hat-der-staat-in-der-sozialen-marktwirtschaft/</text:a>)</text:p>
            <text:p text:style-name="P5">(<text:a xlink:type="simple" xlink:href="http://www.bundeskartellamt.de/DE/UeberUns/Bundeskartellamt/bundeskartellamt_node.html" text:style-name="Internet_20_link" text:visited-style-name="Visited_20_Internet_20_Link">www.bundeskartellamt.de/DE/UeberUns/Bundeskartellamt/bundeskartellamt_node.html</text:a>)</text:p>
            <text:p text:style-name="P5">(<text:a xlink:type="simple" xlink:href="http://www.bundeskartellamt.de/DE/Fusionskontrolle/fusionskontrollle_node.htlm" text:style-name="Internet_20_link" text:visited-style-name="Visited_20_Internet_20_Link">www.bundeskartellamt.de/DE/Fusionskontrolle/fusionskontrollle_node.htlm</text:a>)</text:p>
            <text:p text:style-name="P11">(wirtschaftslexikon.gabler.de/definition/preisbildung-zweiter-hand-43789)</text:p>
            <text:p text:style-name="P5"/>
            <text:p text:style-name="P5"><text:s/></text:p>
          </table:table-cell>
          <table:table-cell table:style-name="Tabelle1.C2" office:value-type="string">
            <text:p text:style-name="P5">Grundlegend versucht der Staat nur einen fairen und freien Markt zu ermöglichen, basierend auf der Sozialen Marktwirtschaft. Viele Begrenzungen an Unternehmen <text:s/>werden durch das Bundeskartellamt gesteuert. Das Bundeskartellamt sorgt dafür, dass kein Unternehmen einen unfairen Vorteil auf dem Markt bekommt. Außerdem wird durch Verbote verhindert, dass eine vertikale Preisbildung entsteht, d.h. Die Hersteller eines Produktes dürfen den Einzelhändlern nicht vorweisen zu welchen Preis das Produkt verkauft werden soll. Weiterhin sind Absprachen zwischen Unternehmen, die den Preis eines Produktes bestimmen, verboten. Auch bei jeder „Fusion“ von zwei Unternehmen überprüft das Bundeskartellamt ob durch diese „Fusion“ eine marktbeherrschende Stellung gebildet wird. Das Bundeskartellamt verhindert durch diese Überprüfung die Bildung vom Monopolarisierung und die Bildung von Vorteilen am Freien Markt. Auch durch <text:soft-page-break/>Steuern können Unternehmen beeinflusst werden. Zum Beispiel wird die Umweltfreundlichkeit von Unternehmen dadurch beeinflusst, dass es Abgassteuern und Umweltsteuern gibt. </text:p>
            <text:p text:style-name="P5">(<text:a xlink:type="simple" xlink:href="http://www.wirtschaftsfrage.de/welche-einflussmoeglichkeiten-hat-der-staat-in-der-sozialen-marktwirtschaft/" text:style-name="Internet_20_link" text:visited-style-name="Visited_20_Internet_20_Link">www.wirtschaftsfrage.de/welche-einflussmoeglichkeiten-hat-der-staat-in-der-sozialen-marktwirtschaft/</text:a>)</text:p>
            <text:p text:style-name="P5">(<text:a xlink:type="simple" xlink:href="http://www.bundeskartellamt.de/DE/UeberUns/Bundeskartellamt/bundeskartellamt_node.html" text:style-name="Internet_20_link" text:visited-style-name="Visited_20_Internet_20_Link">www.bundeskartellamt.de/DE/UeberUns/Bundeskartellamt/bundeskartellamt_node.html</text:a>)</text:p>
            <text:p text:style-name="P5">(<text:a xlink:type="simple" xlink:href="http://www.bundeskartellamt.de/DE/Fusionskontrolle/fusionskontrollle_node.htlm" text:style-name="Internet_20_link" text:visited-style-name="Visited_20_Internet_20_Link">www.bundeskartellamt.de/DE/Fusionskontrolle/fusionskontrollle_node.htlm</text:a>)</text:p>
            <text:p text:style-name="P16">(wirtschaftslexikon.gabler.de/definition/preisbildung-zweiter-hand-43789)</text:p>
          </table:table-cell>
        </table:table-row>
        <table:table-row>
          <table:table-cell table:style-name="Tabelle1.A2" office:value-type="string">
            <text:p text:style-name="P6">Freizeitwert der Region</text:p>
          </table:table-cell>
          <table:table-cell table:style-name="Tabelle1.A2" office:value-type="string">
            <text:p text:style-name="P5">Die Stadt Potsdam besitzt eine eigene Kultur- und Kreativszenen, sowie auch viele Museen und Theater. Viele Urlaubsangebote, wie Stadtführungen machen die Stadt zu einem interessanten Ziel für Touristen aus aller Welt. Um sich in einem anderen Land zu verständigen, ist unser Produkt Petac's dafür gut geeignet. </text:p>
            <text:p text:style-name="P11">(mehr-zukunft.info/mehr-lebensqualitaet)</text:p>
            <text:p text:style-name="P11">(www.travanto.de/urlaubsziele/potsdam/freizeitaktivitaeten/)</text:p>
          </table:table-cell>
          <table:table-cell table:style-name="Tabelle1.C2" office:value-type="string">
            <text:p text:style-name="P5">In Berlin gibt es viele Sehenswürdigkeiten, Hotels, Museen, Badeseen, Orte zum Grillen, Kinos und noch vieles mehr. Berlin ist ein beliebter Touristenort, da die Stadt für jede Jahreszeit etwas anbietet und als Hauptstadt von Deutschland auch viele Touristen aus anderen Ländern anlockt. Dadurch kommen in der Stadt viele verschiedene Sprachen zusammen. Petac's kann einigen Leuten helfen, diese unterschiedlichen Sprachen zu verstehen. <text:span text:style-name="T12">(www.top10berlin.de)</text:span></text:p>
            <text:p text:style-name="P9"><text:span text:style-name="T6">(www.berliner-freizeit-tipps.de/)</text:span> </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PT Sans" svg:font-family="'PT Sans', arial, verdana, sans"/>
    <style:font-face style:name="arial" svg:font-family="arial,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1" style:font-size-complex="1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eter Kruse</meta:initial-creator>
    <meta:creation-date>2019-03-23T10:50:59.68</meta:creation-date>
    <dc:date>2019-06-02T14:44:28.34</dc:date>
    <dc:creator>Peter Kruse</dc:creator>
    <meta:editing-duration>PT5H13M57S</meta:editing-duration>
    <meta:editing-cycles>19</meta:editing-cycles>
    <meta:generator>OpenOffice/4.1.6$Win32 OpenOffice.org_project/416m1$Build-9790</meta:generator>
    <meta:document-statistic meta:table-count="1" meta:image-count="0" meta:object-count="0" meta:page-count="5" meta:paragraph-count="107" meta:word-count="1340" meta:character-count="11447"/>
  </office:meta>
</office:document-meta>
</file>